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944f" officeooo:paragraph-rsid="001f94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gnhhnhhh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3-31T15:00:01.164000000</dc:date>
    <meta:editing-duration>PT3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7.1.2.2$Windows_X86_64 LibreOffice_project/8a45595d069ef5570103caea1b71cc9d82b2aae4</meta:generator>
  </office:meta>
</office:document-meta>
</file>